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74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2">
      <style:graphic-properties draw:fill-color="#ffffff" draw:auto-grow-height="true" fo:min-height="15.599cm"/>
    </style:style>
    <style:style style:name="pr5" style:family="presentation" style:parent-style-name="Default-subtitle" style:list-style-name="L2">
      <style:graphic-properties draw:fill-color="#ffffff" draw:auto-grow-height="true" fo:min-height="15.599cm"/>
    </style:style>
    <style:style style:name="pr6" style:family="presentation" style:parent-style-name="Default-subtitle" style:list-style-name="L2">
      <style:graphic-properties draw:fill-color="#ffffff" draw:auto-grow-height="true" fo:min-height="15.599cm"/>
    </style:style>
    <style:style style:name="pr7" style:family="presentation" style:parent-style-name="Default-subtitle" style:list-style-name="L2">
      <style:graphic-properties draw:fill-color="#ffffff" draw:auto-grow-height="true" fo:min-height="13.86cm"/>
    </style:style>
    <style:style style:name="pr8" style:family="presentation" style:parent-style-name="Default-subtitle" style:list-style-name="L2">
      <style:graphic-properties draw:fill-color="#ffffff" draw:auto-grow-height="true" fo:min-height="15.599cm"/>
    </style:style>
    <style:style style:name="pr9" style:family="presentation" style:parent-style-name="Default-subtitle" style:list-style-name="L2">
      <style:graphic-properties draw:fill-color="#ffffff" draw:auto-grow-height="true" fo:min-height="15.599cm"/>
    </style:style>
    <style:style style:name="pr10" style:family="presentation" style:parent-style-name="Default-subtitle" style:list-style-name="L2">
      <style:graphic-properties draw:fill-color="#ffffff" draw:auto-grow-height="true" fo:min-height="15.599cm"/>
    </style:style>
    <style:style style:name="pr11" style:family="presentation" style:parent-style-name="Default-subtitle" style:list-style-name="L2">
      <style:graphic-properties draw:fill-color="#ffffff" draw:auto-grow-height="true" fo:min-height="15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font-size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25cm" text:min-label-width="1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5cm" text:min-label-width="1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0.75cm" text:min-label-width="1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cm" text:min-label-width="1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1.25cm" text:min-label-width="1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1.5cm" text:min-label-width="1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1.75cm" text:min-label-width="1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2cm" text:min-label-width="1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2.25cm" text:min-label-width="1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2.5cm" text:min-label-width="1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743cm" svg:x="1.4cm" svg:y="1.905cm" presentation:class="subtitle" presentation:user-transformed="true">
          <draw:text-box>
            <text:p><text:span text:style-name="T1">Kuliax MicroConf 2009</text:span></text:p>
            <text:p><text:span text:style-name="T2">Jogja, 13-14 Maret 200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>
          <draw:text-box>
            <text:p>Investigasi Live+d-i</text:p>
          </draw:text-box>
        </draw:frame>
        <draw:frame presentation:style-name="pr4" draw:text-style-name="P2" draw:layer="layout" svg:width="25.199cm" svg:height="15.599cm" svg:x="1.4cm" svg:y="3.175cm" presentation:class="subtitle" presentation:user-transformed="true">
          <draw:text-box>
            <text:p text:style-name="P1"><text:span text:style-name="T2">Sistem Live berbasis </text:span><text:span text:style-name="T3">framework</text:span><text:span text:style-name="T2"> live-initramfs dengan debian-installer aka d-i </text:span><text:span text:style-name="T4">sudah dilakukan</text:span><text:span text:style-name="T2"> dengan:</text:span></text:p>
            <text:p text:style-name="P1"><text:span text:style-name="T2"/></text:p>
            <text:p text:style-name="P1"><text:span text:style-name="T2">Sistem dasar Debian dan LXDE</text:span></text:p>
            <text:p text:style-name="P1"><text:span text:style-name="T5">(ini hanya ujicoba saja)</text:span></text:p>
            <text:p text:style-name="P1"><text:span text:style-name="T5"/></text:p>
            <text:p><text:span text:style-name="T6">menghabiskan ruang ~</text:span><text:span text:style-name="T7">363.3 M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>
          <draw:text-box>
            <text:p>Investigasi Live+d-i</text:p>
          </draw:text-box>
        </draw:frame>
        <draw:frame presentation:style-name="pr5" draw:text-style-name="P5" draw:layer="layout" svg:width="25.199cm" svg:height="15.599cm" svg:x="1.4cm" svg:y="3.175cm" presentation:class="subtitle" presentation:user-transformed="true">
          <draw:text-box>
            <text:p text:style-name="P4"><text:span text:style-name="T2">Hasil yang didapatkan </text:span><text:span text:style-name="T4">tidak sesuai</text:span><text:span text:style-name="T2"> dengan harapan kita:</text:span></text:p>
            <text:p text:style-name="P1"><text:span text:style-name="T2"/></text:p>
            <text:list text:style-name="L2">
              <text:list-item>
                <text:p text:style-name="P4"><text:span text:style-name="T2">d-i tidak dapat melakukan instalasi sistem live ;-)</text:span></text:p>
              </text:list-item>
              <text:list-item>
                <text:p text:style-name="P4"><text:span text:style-name="T2">d-i hanya menyediakan installer sistem dasar debian saja, seperti netinst</text:span></text:p>
              </text:list-item>
              <text:list-item>
                <text:p text:style-name="P4"><text:span text:style-name="T2">d-i menambah ruang image ~120 MB yaitu untuk dists, install, dan poo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>
          <draw:text-box>
            <text:p>Investigasi Live+d-i</text:p>
          </draw:text-box>
        </draw:frame>
        <draw:frame presentation:style-name="pr6" draw:text-style-name="P5" draw:layer="layout" svg:width="25.199cm" svg:height="15.599cm" svg:x="1.4cm" svg:y="3.175cm" presentation:class="subtitle" presentation:user-transformed="true">
          <draw:text-box>
            <text:p text:style-name="P4"><text:span text:style-name="T2">Hasil lainnya:</text:span></text:p>
            <text:p text:style-name="P1"><text:span text:style-name="T2"/></text:p>
            <text:list text:style-name="L2">
              <text:list-item>
                <text:p text:style-name="P4"><text:span text:style-name="T2">kita dapat menyertakan win32-loader untuk melakukan setup di Windows</text:span></text:p>
              </text:list-item>
              <text:list-item>
                <text:p text:style-name="P4"><text:span text:style-name="T2">muncul ide menggunakan installer sistem Live yang menggunakan </text:span><text:span text:style-name="T3">framework</text:span><text:span text:style-name="T2"> mirip (casper) yaitu Ubiqu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 presentation:user-transformed="true">
          <draw:text-box>
            <text:p>Investigasi Live+d-i</text:p>
          </draw:text-box>
        </draw:frame>
        <draw:frame presentation:style-name="pr7" draw:text-style-name="P6" draw:layer="layout" svg:width="25.199cm" svg:height="13.86cm" svg:x="1.4cm" svg:y="4.914cm" presentation:class="subtitle">
          <draw:text-box>
            <text:p text:style-name="P1"><text:span text:style-name="T8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>
          <draw:text-box>
            <text:p>7.0RC1</text:p>
          </draw:text-box>
        </draw:frame>
        <draw:frame presentation:style-name="pr8" draw:text-style-name="P5" draw:layer="layout" svg:width="25.199cm" svg:height="15.599cm" svg:x="1.4cm" svg:y="3.175cm" presentation:class="subtitle" presentation:user-transformed="true">
          <draw:text-box>
            <text:list text:style-name="L2">
              <text:list-item>
                <text:p text:style-name="P4"><text:span text:style-name="T2">LiveCD dan LiveUSB versi awal. Sistem Live yang diprioritaskan adalah LiveCD.</text:span></text:p>
              </text:list-item>
              <text:list-item>
                <text:p text:style-name="P4"><text:span text:style-name="T2">Installer sistem Live, perlu usaha keras ;-)</text:span></text:p>
              </text:list-item>
              <text:list-item>
                <text:p text:style-name="P4"><text:span text:style-name="T2">Optimasi kernel 2.6.28 untuk desktop, perlu banyak ujicoba dan “studi kasus” berkaitan dengan kestabilan vs fitur-fitur yang disertakan</text:span></text:p>
              </text:list-item>
              <text:list-item>
                <text:p text:style-name="P4"><text:span text:style-name="T2">Karya seni, sementara ini masih “seadanya” dulu, kecuali ada yang mau ambil tanggung jawab i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>
          <draw:text-box>
            <text:p>Kustomisasi 7.0RC1</text:p>
          </draw:text-box>
        </draw:frame>
        <draw:frame presentation:style-name="pr9" draw:text-style-name="P5" draw:layer="layout" svg:width="25.199cm" svg:height="15.599cm" svg:x="1.4cm" svg:y="3.175cm" presentation:class="subtitle" presentation:user-transformed="true">
          <draw:text-box>
            <text:list text:style-name="L2">
              <text:list-item>
                <text:p text:style-name="P7"><text:span text:style-name="T2">Syslinux splash</text:span></text:p>
              </text:list-item>
              <text:list-item>
                <text:p text:style-name="P7"><text:span text:style-name="T2">Splashy</text:span></text:p>
              </text:list-item>
              <text:list-item>
                <text:p text:style-name="P7"><text:span text:style-name="T2">Tema KDM</text:span></text:p>
              </text:list-item>
              <text:list-item>
                <text:p text:style-name="P7"><text:span text:style-name="T2">Ksplash</text:span></text:p>
              </text:list-item>
              <text:list-item>
                <text:p text:style-name="P7"><text:span text:style-name="T2">Desktop Personalization Configu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 presentation:user-transformed="true">
          <draw:text-box>
            <text:p>Ide</text:p>
          </draw:text-box>
        </draw:frame>
        <draw:frame presentation:style-name="pr10" draw:text-style-name="P5" draw:layer="layout" svg:width="25.199cm" svg:height="15.599cm" svg:x="1.4cm" svg:y="3.175cm" presentation:class="subtitle" presentation:user-transformed="true">
          <draw:text-box>
            <text:list text:style-name="L2">
              <text:list-item>
                <text:p text:style-name="P4"><text:span text:style-name="T2">Penggunaan </text:span><text:span text:style-name="T4">Mercurial</text:span><text:span text:style-name="T2"> untuk </text:span><text:span text:style-name="T9">version/revision control system</text:span><text:span text:style-name="T2">, selain Subversion yang ada di code.google</text:span></text:p>
              </text:list-item>
              <text:list-item>
                <text:p text:style-name="P4"><text:span text:style-name="T2">Mercurial digunakan paling tidak untuk </text:span><text:span text:style-name="T3">versioning</text:span><text:span text:style-name="T2"> konfigurasi live-helper yaitu semua yang ada di direktori config/</text:span></text:p>
              </text:list-item>
              <text:list-item>
                <text:p text:style-name="P4"><text:span text:style-name="T2">Alasan: terdistribusi, terdesentralisasi, secara konsep sederhana, mirip git, pengembang punya repositori lokal sendiri dan bisa melakukan </text:span><text:span text:style-name="T3">commit</text:span><text:span text:style-name="T2"> ke repo “master” jika diperlukan (</text:span><text:span text:style-name="T3">merge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1.437cm" presentation:class="title">
          <draw:text-box>
            <text:p>TODO Sprint</text:p>
          </draw:text-box>
        </draw:frame>
        <draw:frame presentation:style-name="pr11" draw:text-style-name="P5" draw:layer="layout" svg:width="25.199cm" svg:height="15.599cm" svg:x="1.4cm" svg:y="3.175cm" presentation:class="subtitle" presentation:user-transformed="true">
          <draw:text-box>
            <text:list text:style-name="L2">
              <text:list-item>
                <text:p text:style-name="P4"><text:span text:style-name="T2">Ujicoba Ubiquity: mengunduh paket sumber, setup sistem build dan dependensinya, build paket Ubiquity berstandar Debian, instalasi ke sistem yang ada, jalankan, debug, analisa hasil</text:span></text:p>
              </text:list-item>
              <text:list-item>
                <text:p text:style-name="P4"><text:span text:style-name="T2">Karya seni: paket sumber karya seni, pengumpulan pendapat pengembang, spesifikasi masing-masing komponen karya seni</text:span></text:p>
              </text:list-item>
              <text:list-item>
                <text:p text:style-name="P4"><text:span text:style-name="T2">LRC: cari permasalahan sekarang juga nanti saat implementasi di sistem L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4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wan Setiawan</meta:initial-creator>
    <meta:creation-date>2009-03-13T08:58:22</meta:creation-date>
    <meta:editing-duration>PT02H10M21S</meta:editing-duration>
    <meta:editing-cycles>52</meta:editing-cycles>
    <dc:date>2009-03-13T17:03:42</dc:date>
    <dc:creator>Iwan Setiawan</dc:creator>
    <meta:generator>OpenOffice.org/3.0$Linux OpenOffice.org_project/300m9$Build-9358</meta:generator>
    <meta:document-statistic meta:object-count="56"/>
  </office:meta>
</office:document-meta>
</file>